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JP" svg:font-family="'Noto Sans CJK JP'"/>
    <style:font-face style:name="Source Code Pro" svg:font-family="'Source Code Pro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Source Code Pro1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2pt"/>
    </style:style>
    <style:style style:name="P2" style:family="paragraph" style:parent-style-name="Preformatted_20_Text">
      <style:paragraph-properties fo:text-align="start" style:justify-single-word="false"/>
      <style:text-properties fo:color="#a9b7c6" style:font-name="Source Code Pro" fo:font-size="12pt" officeooo:rsid="0012df3f" officeooo:paragraph-rsid="0014338a"/>
    </style:style>
    <style:style style:name="P3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a9b7c6" style:font-name="Source Code Pro" fo:font-size="12pt" officeooo:rsid="0012df3f" officeooo:paragraph-rsid="001805d2"/>
    </style:style>
    <style:style style:name="P4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a9b7c6" style:font-name="Source Code Pro" fo:font-size="12pt" officeooo:paragraph-rsid="00163d2a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4338a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512d4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Source Code Pro" fo:font-size="12pt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Source Code Pro" fo:font-size="12pt"/>
    </style:style>
    <style:style style:name="P11" style:family="paragraph" style:parent-style-name="Standard">
      <style:paragraph-properties fo:text-align="center" style:justify-single-word="false"/>
      <style:text-properties officeooo:rsid="0012df3f" officeooo:paragraph-rsid="0012df3f"/>
    </style:style>
    <style:style style:name="P12" style:family="paragraph" style:parent-style-name="Standard">
      <style:paragraph-properties fo:text-align="start" style:justify-single-word="false"/>
      <style:text-properties officeooo:rsid="0012df3f" officeooo:paragraph-rsid="0012df3f"/>
    </style:style>
    <style:style style:name="P13" style:family="paragraph" style:parent-style-name="Standard">
      <style:paragraph-properties fo:text-align="start" style:justify-single-word="false"/>
      <style:text-properties officeooo:rsid="0012df3f" officeooo:paragraph-rsid="0014338a"/>
    </style:style>
    <style:style style:name="P14" style:family="paragraph" style:parent-style-name="Standard">
      <style:paragraph-properties fo:text-align="start" style:justify-single-word="false"/>
      <style:text-properties officeooo:rsid="0012df3f" officeooo:paragraph-rsid="001805d2"/>
    </style:style>
    <style:style style:name="P15" style:family="paragraph" style:parent-style-name="Standard">
      <style:paragraph-properties fo:text-align="start" style:justify-single-word="false"/>
      <style:text-properties officeooo:rsid="0012df3f" officeooo:paragraph-rsid="001935d2"/>
    </style:style>
    <style:style style:name="P16" style:family="paragraph" style:parent-style-name="Standard">
      <style:paragraph-properties fo:text-align="center" style:justify-single-word="false"/>
      <style:text-properties fo:font-size="16pt" officeooo:rsid="0012df3f" officeooo:paragraph-rsid="0012df3f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officeooo:rsid="00143358" officeooo:paragraph-rsid="00143358"/>
    </style:style>
    <style:style style:name="P18" style:family="paragraph" style:parent-style-name="Standard">
      <style:paragraph-properties fo:text-align="center" style:justify-single-word="false"/>
      <style:text-properties officeooo:rsid="00143358" officeooo:paragraph-rsid="00143358"/>
    </style:style>
    <style:style style:name="P19" style:family="paragraph" style:parent-style-name="Standard">
      <style:paragraph-properties fo:text-align="start" style:justify-single-word="false"/>
      <style:text-properties fo:color="#a9b7c6" style:font-name="Source Code Pro" fo:font-size="12pt" officeooo:rsid="0012df3f" officeooo:paragraph-rsid="00143358"/>
    </style:style>
    <style:style style:name="T1" style:family="text">
      <style:text-properties officeooo:rsid="0012df3f"/>
    </style:style>
    <style:style style:name="T2" style:family="text">
      <style:text-properties fo:color="#908b25"/>
    </style:style>
    <style:style style:name="T3" style:family="text">
      <style:text-properties fo:color="#908b25" style:font-name="Source Code Pro" fo:font-size="12pt"/>
    </style:style>
    <style:style style:name="T4" style:family="text">
      <style:text-properties fo:color="#908b25" style:font-name="Source Code Pro" fo:font-size="12pt" officeooo:rsid="0012df3f"/>
    </style:style>
    <style:style style:name="T5" style:family="text">
      <style:text-properties fo:color="#908b25" officeooo:rsid="0012df3f"/>
    </style:style>
    <style:style style:name="T6" style:family="text">
      <style:text-properties fo:color="#cc7832"/>
    </style:style>
    <style:style style:name="T7" style:family="text">
      <style:text-properties fo:color="#cc7832" style:font-name="Source Code Pro" fo:font-size="12pt"/>
    </style:style>
    <style:style style:name="T8" style:family="text">
      <style:text-properties fo:color="#cc7832" style:font-name="Source Code Pro" fo:font-size="12pt" officeooo:rsid="0012df3f"/>
    </style:style>
    <style:style style:name="T9" style:family="text">
      <style:text-properties fo:color="#cc7832" officeooo:rsid="0012df3f"/>
    </style:style>
    <style:style style:name="T10" style:family="text">
      <style:text-properties fo:color="#ffc66d"/>
    </style:style>
    <style:style style:name="T11" style:family="text">
      <style:text-properties fo:color="#ffc66d" style:font-name="Source Code Pro" fo:font-size="12pt" officeooo:rsid="0012df3f"/>
    </style:style>
    <style:style style:name="T12" style:family="text">
      <style:text-properties fo:color="#ffc66d" officeooo:rsid="0012df3f"/>
    </style:style>
    <style:style style:name="T13" style:family="text">
      <style:text-properties fo:color="#b5b6e3"/>
    </style:style>
    <style:style style:name="T14" style:family="text">
      <style:text-properties fo:color="#b5b6e3" style:font-name="Source Code Pro" fo:font-size="12pt"/>
    </style:style>
    <style:style style:name="T15" style:family="text">
      <style:text-properties fo:color="#b5b6e3" style:font-name="Source Code Pro" fo:font-size="12pt" officeooo:rsid="0012df3f"/>
    </style:style>
    <style:style style:name="T16" style:family="text">
      <style:text-properties fo:color="#b5b6e3" officeooo:rsid="0012df3f"/>
    </style:style>
    <style:style style:name="T17" style:family="text">
      <style:text-properties fo:color="#b9bcd1"/>
    </style:style>
    <style:style style:name="T18" style:family="text">
      <style:text-properties fo:color="#b9bcd1" style:font-name="Source Code Pro" fo:font-size="12pt"/>
    </style:style>
    <style:style style:name="T19" style:family="text">
      <style:text-properties fo:color="#b9bcd1" officeooo:rsid="0012df3f"/>
    </style:style>
    <style:style style:name="T20" style:family="text">
      <style:text-properties fo:color="#6897bb" style:font-name="Source Code Pro" fo:font-size="12pt"/>
    </style:style>
    <style:style style:name="T21" style:family="text">
      <style:text-properties fo:color="#9373a5" style:font-name="Source Code Pro" fo:font-size="12pt"/>
    </style:style>
    <style:style style:name="T22" style:family="text">
      <style:text-properties fo:color="#2ea591" style:font-name="Source Code Pro" fo:font-size="12pt"/>
    </style:style>
    <style:style style:name="T23" style:family="text">
      <style:text-properties style:font-name="Source Code Pro" fo:font-size="12pt"/>
    </style:style>
    <style:style style:name="T24" style:family="text">
      <style:text-properties style:font-name="Source Code Pro" fo:font-size="12pt" officeooo:rsid="0012df3f"/>
    </style:style>
    <style:style style:name="T25" style:family="text">
      <style:text-properties officeooo:rsid="0014338a"/>
    </style:style>
    <style:style style:name="T26" style:family="text">
      <style:text-properties fo:color="#808080"/>
    </style:style>
    <style:style style:name="T27" style:family="text">
      <style:text-properties fo:color="#808080" style:font-name="Source Code Pro" fo:font-size="12pt"/>
    </style:style>
    <style:style style:name="T28" style:family="text">
      <style:text-properties fo:color="#808080" style:font-name-asian="Noto Sans CJK JP" style:font-size-asian="12pt"/>
    </style:style>
    <style:style style:name="T29" style:family="text">
      <style:text-properties officeooo:rsid="001805d2"/>
    </style:style>
    <style:style style:name="T30" style:family="text">
      <style:text-properties officeooo:rsid="001935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GPU计算与工程应用</text:p>
      <text:p text:style-name="P11">王银沼 22021071</text:p>
      <text:p text:style-name="P12">实验环境：</text:p>
      <text:p text:style-name="P12">CPU inter i9-10900k</text:p>
      <text:p text:style-name="P12">GPU rtx 2080ti</text:p>
      <text:p text:style-name="P12">操作系统 manjaro(linux)</text:p>
      <text:p text:style-name="P12"/>
      <text:p text:style-name="P12">实验内容</text:p>
      <text:p text:style-name="P12">利用GPU加速三角形的碰撞检测，包括两个物体之间的碰撞和物体的自碰撞检测</text:p>
      <text:p text:style-name="P12"/>
      <text:p text:style-name="P12">实验原理：</text:p>
      <text:p text:style-name="P12">使用cpu进行三角形的碰撞检测时，无论是物体间还是物体自身，都需要用到双层循环进行，如物体间碰撞检测，需要对依次判断物体a上每个三角形与物体b上每个三角形之间的碰撞情况，而每一次判断之间，都是相互独立的，所以可以利用并行算法进行加速。在cpu端，可以使用openmp库，充分利用cpu的多核，进行一定程序上的并行加速。这样的加速受限于cpu的核数，但一般cpu最多的核数也就几十个，完全无法充分实现并行算法的效率，所以使用超多核心的gpu可以显著提升效率。</text:p>
      <text:p text:style-name="P12">实验思路：</text:p>
      <text:p text:style-name="P17">物体间碰撞</text:p>
      <text:p text:style-name="P17">方案一：</text:p>
      <text:p text:style-name="P17"><text:tab/>对于两个进行碰撞检测的物体a和b，选取三角形数量比较多的物体作为物体a。一个block负责一个物体a的三角形与所有物体b三角形的碰撞检测，所以kernel函数的block个数设为物体a三角形的个数，且为一维。一个block设置threads_per_block个线程，假设每个线程的id为tid，则该线程负责的物体b的三角形编号为tid+i*threads_per_block，其中i表示第i次循环，共需要次数pass为：</text:p>
      <text:p text:style-name="P18">pass=(num_tri_of_b+threads_per_block-1)/threads_per_block</text:p>
      <text:p text:style-name="P18"/>
      <text:p text:style-name="P17"><text:tab/>预先设置好每个三角形最多的碰撞个数，那么可以在kernerl启动前分配好显存，在kernel执行过程中将碰撞结果写到显存中，最后传回结果到cpu内存即可。</text:p>
      <text:p text:style-name="P19"><text:span text:style-name="T6"/></text:p>
      <text:p text:style-name="P6"><text:span text:style-name="T6"><text:s/></text:span><text:span text:style-name="T4">__global__ </text:span><text:span text:style-name="T8">void </text:span><text:span text:style-name="T11">cuTriContactDetect_v0</text:span><text:span text:style-name="T24">(</text:span><text:span text:style-name="T15">tri3f</text:span><text:span text:style-name="T24">* a_tris</text:span><text:span text:style-name="T8">,</text:span><text:span text:style-name="T15">tri3f</text:span><text:span text:style-name="T24">* b_tris</text:span><text:span text:style-name="T8">,</text:span></text:p>
      <text:p text:style-name="P6"><text:span text:style-name="T6"><text:s text:c="34"/></text:span><text:span text:style-name="T14">vec3f</text:span><text:span text:style-name="T23">* a_vtxs</text:span><text:span text:style-name="T7">,</text:span><text:span text:style-name="T14">vec3f</text:span><text:span text:style-name="T23">* b_vtxs</text:span><text:span text:style-name="T7">,</text:span></text:p>
      <text:p text:style-name="P5"><text:span text:style-name="T6"><text:s text:c="35"/></text:span><text:span text:style-name="T18">uint </text:span><text:span text:style-name="T23">a_tris_num</text:span><text:span text:style-name="T7">,</text:span><text:span text:style-name="T18">uint </text:span><text:span text:style-name="T23">b_tris_num</text:span><text:span text:style-name="T7">,</text:span></text:p>
      <text:p text:style-name="P5"><text:span text:style-name="T6"><text:s text:c="35"/></text:span><text:span text:style-name="T18">uint</text:span><text:span text:style-name="T23">* res)</text:span></text:p>
      <text:p text:style-name="P1">{</text:p>
      <text:p text:style-name="P5"><text:s text:c="4"/><text:span text:style-name="T3">__shared__ </text:span><text:span text:style-name="T18">uint </text:span><text:span text:style-name="T23">contacted[threads_per_block]</text:span><text:span text:style-name="T7">;</text:span></text:p>
      <text:p text:style-name="P5"><text:span text:style-name="T6"><text:s text:c="4"/></text:span><text:span text:style-name="T3">__shared__ </text:span><text:span text:style-name="T18">uint </text:span><text:span text:style-name="T23">cur_contact_num</text:span><text:span text:style-name="T7">;</text:span></text:p>
      <text:p text:style-name="P5"><text:span text:style-name="T6"><text:s text:c="4"/></text:span><text:span text:style-name="T3">__shared__ </text:span><text:span text:style-name="T14">Lock </text:span><text:span text:style-name="T23">lock</text:span><text:span text:style-name="T7">;</text:span></text:p>
      <text:p text:style-name="P5"><text:span text:style-name="T6"><text:s text:c="4"/></text:span><text:span text:style-name="T23">cur_contact_num=</text:span><text:span text:style-name="T20">0</text:span><text:span text:style-name="T7">;</text:span></text:p>
      <text:p text:style-name="P5"><text:span text:style-name="T6"><text:s text:c="4"/></text:span><text:span text:style-name="T7">int </text:span><text:span text:style-name="T23">gid=threadIdx.</text:span><text:span text:style-name="T21">x</text:span><text:span text:style-name="T23">+blockIdx.</text:span><text:span text:style-name="T21">x</text:span><text:span text:style-name="T23">*blockDim.</text:span><text:span text:style-name="T21">x</text:span><text:span text:style-name="T7">;</text:span></text:p>
      <text:p text:style-name="P5"><text:span text:style-name="T6"><text:s text:c="4"/></text:span><text:span text:style-name="T7">int </text:span><text:span text:style-name="T23">bid=blockIdx.</text:span><text:span text:style-name="T21">x</text:span><text:span text:style-name="T7">;</text:span></text:p>
      <text:p text:style-name="P5"><text:span text:style-name="T6"><text:s text:c="4"/></text:span><text:span text:style-name="T7">int </text:span><text:span text:style-name="T23">tid=threadIdx.</text:span><text:span text:style-name="T21">x</text:span><text:span text:style-name="T7">;</text:span></text:p>
      <text:p text:style-name="P5"><text:span text:style-name="T6"><text:s text:c="4"/></text:span><text:span text:style-name="T7">if </text:span><text:span text:style-name="T23">(tid==</text:span><text:span text:style-name="T20">0</text:span><text:span text:style-name="T23">) lock.</text:span><text:span text:style-name="T22">init</text:span><text:span text:style-name="T23">()</text:span><text:span text:style-name="T7">;</text:span></text:p>
      <text:p text:style-name="P5"><text:span text:style-name="T6"><text:s text:c="4"/></text:span><text:span text:style-name="T23">contacted[tid]=</text:span><text:span text:style-name="T20">0</text:span><text:span text:style-name="T7">;</text:span></text:p>
      <text:p text:style-name="P5"><text:span text:style-name="T6"><text:s text:c="4"/></text:span><text:span text:style-name="T7">int </text:span><text:span text:style-name="T23">pass=(b_tris_num+threads_per_block-</text:span><text:span text:style-name="T20">1</text:span><text:span text:style-name="T23">)/threads_per_block</text:span><text:span text:style-name="T7">;</text:span></text:p>
      <text:p text:style-name="P5"><text:span text:style-name="T6"><text:s text:c="4"/></text:span><text:span text:style-name="T18">uint </text:span><text:span text:style-name="T23">a_tri_x=a_tris[bid].</text:span><text:span text:style-name="T22">id</text:span><text:span text:style-name="T23">(</text:span><text:span text:style-name="T20">0</text:span><text:span text:style-name="T23">)</text:span><text:span text:style-name="T7">;</text:span></text:p>
      <text:p text:style-name="P5"><text:soft-page-break/><text:span text:style-name="T6"><text:s text:c="4"/></text:span><text:span text:style-name="T18">uint </text:span><text:span text:style-name="T23">a_tri_y=a_tris[bid].</text:span><text:span text:style-name="T22">id</text:span><text:span text:style-name="T23">(</text:span><text:span text:style-name="T20">1</text:span><text:span text:style-name="T23">)</text:span><text:span text:style-name="T7">;</text:span></text:p>
      <text:p text:style-name="P5"><text:span text:style-name="T6"><text:s text:c="4"/></text:span><text:span text:style-name="T18">uint </text:span><text:span text:style-name="T23">a_tri_z=a_tris[bid].</text:span><text:span text:style-name="T22">id</text:span><text:span text:style-name="T23">(</text:span><text:span text:style-name="T20">2</text:span><text:span text:style-name="T23">)</text:span><text:span text:style-name="T7">;</text:span></text:p>
      <text:p text:style-name="P5"><text:span text:style-name="T6"><text:s text:c="4"/></text:span><text:span text:style-name="T14">vec3f </text:span><text:span text:style-name="T23">a_vtx_x=a_vtxs[a_tri_x]</text:span><text:span text:style-name="T7">;</text:span></text:p>
      <text:p text:style-name="P5"><text:span text:style-name="T6"><text:s text:c="4"/></text:span><text:span text:style-name="T14">vec3f </text:span><text:span text:style-name="T23">a_vtx_y=a_vtxs[a_tri_y]</text:span><text:span text:style-name="T7">;</text:span></text:p>
      <text:p text:style-name="P5"><text:span text:style-name="T6"><text:s text:c="4"/></text:span><text:span text:style-name="T14">vec3f </text:span><text:span text:style-name="T23">a_vtx_z=a_vtxs[a_tri_z]</text:span><text:span text:style-name="T7">;</text:span></text:p>
      <text:p text:style-name="P5"><text:span text:style-name="T6"><text:s text:c="4"/></text:span><text:span text:style-name="T23">__syncthreads()</text:span><text:span text:style-name="T7">;</text:span></text:p>
      <text:p text:style-name="P5"><text:span text:style-name="T6"><text:s text:c="4"/></text:span><text:span text:style-name="T7">for</text:span><text:span text:style-name="T23">(</text:span><text:span text:style-name="T7">int </text:span><text:span text:style-name="T23">i=</text:span><text:span text:style-name="T20">0</text:span><text:span text:style-name="T7">;</text:span><text:span text:style-name="T23">i&lt;pass</text:span><text:span text:style-name="T7">;</text:span><text:span text:style-name="T23">i++){</text:span></text:p>
      <text:p text:style-name="P5"><text:s text:c="8"/><text:span text:style-name="T7">int </text:span><text:span text:style-name="T23">idx=tid+i*threads_per_block</text:span><text:span text:style-name="T7">;</text:span></text:p>
      <text:p text:style-name="P5"><text:span text:style-name="T6"><text:s text:c="8"/></text:span><text:span text:style-name="T7">if</text:span><text:span text:style-name="T23">(idx&lt;b_tris_num){</text:span></text:p>
      <text:p text:style-name="P5"><text:s text:c="12"/><text:span text:style-name="T18">uint </text:span><text:span text:style-name="T23">p_x=b_tris[idx].</text:span><text:span text:style-name="T22">id</text:span><text:span text:style-name="T23">(</text:span><text:span text:style-name="T20">0</text:span><text:span text:style-name="T23">)</text:span><text:span text:style-name="T7">;</text:span></text:p>
      <text:p text:style-name="P5"><text:span text:style-name="T6"><text:s text:c="12"/></text:span><text:span text:style-name="T18">uint </text:span><text:span text:style-name="T23">p_y=b_tris[idx].</text:span><text:span text:style-name="T22">id</text:span><text:span text:style-name="T23">(</text:span><text:span text:style-name="T20">1</text:span><text:span text:style-name="T23">)</text:span><text:span text:style-name="T7">;</text:span></text:p>
      <text:p text:style-name="P5"><text:span text:style-name="T6"><text:s text:c="12"/></text:span><text:span text:style-name="T18">uint </text:span><text:span text:style-name="T23">p_z=b_tris[idx].</text:span><text:span text:style-name="T22">id</text:span><text:span text:style-name="T23">(</text:span><text:span text:style-name="T20">2</text:span><text:span text:style-name="T23">)</text:span><text:span text:style-name="T7">;</text:span></text:p>
      <text:p text:style-name="P5"><text:span text:style-name="T6"><text:s text:c="12"/></text:span><text:span text:style-name="T14">vec3f </text:span><text:span text:style-name="T23">b_vtx_x=b_vtxs[p_x]</text:span><text:span text:style-name="T7">;</text:span></text:p>
      <text:p text:style-name="P5"><text:span text:style-name="T6"><text:s text:c="12"/></text:span><text:span text:style-name="T14">vec3f </text:span><text:span text:style-name="T23">b_vtx_y=b_vtxs[p_y]</text:span><text:span text:style-name="T7">;</text:span></text:p>
      <text:p text:style-name="P5"><text:span text:style-name="T6"><text:s text:c="12"/></text:span><text:span text:style-name="T14">vec3f </text:span><text:span text:style-name="T23">b_vtx_z=b_vtxs[p_z]</text:span><text:span text:style-name="T7">;</text:span></text:p>
      <text:p text:style-name="P5"><text:span text:style-name="T6"><text:s text:c="12"/></text:span><text:span text:style-name="T7">if</text:span><text:span text:style-name="T23">(</text:span><text:span text:style-name="T22">cuTriContact</text:span><text:span text:style-name="T23">(a_vtx_x</text:span><text:span text:style-name="T7">,</text:span><text:span text:style-name="T23">a_vtx_y</text:span><text:span text:style-name="T7">,</text:span><text:span text:style-name="T23">a_vtx_z</text:span><text:span text:style-name="T7">,</text:span><text:span text:style-name="T23">b_vtx_x</text:span><text:span text:style-name="T7">,</text:span><text:span text:style-name="T23">b_vtx_y</text:span><text:span text:style-name="T7">,</text:span><text:span text:style-name="T23">b_vtx_z)){</text:span></text:p>
      <text:p text:style-name="P5"><text:s text:c="16"/><text:span text:style-name="T23">lock.</text:span><text:span text:style-name="T22">lock</text:span><text:span text:style-name="T23">()</text:span><text:span text:style-name="T7">;</text:span></text:p>
      <text:p text:style-name="P5"><text:span text:style-name="T6"><text:s text:c="16"/></text:span><text:span text:style-name="T7">if </text:span><text:span text:style-name="T23">(cur_contact_num&lt;threads_per_block){</text:span></text:p>
      <text:p text:style-name="P5"><text:s text:c="20"/><text:span text:style-name="T23">contacted[cur_contact_num]=idx</text:span><text:span text:style-name="T7">;</text:span></text:p>
      <text:p text:style-name="P5"><text:span text:style-name="T6"><text:s text:c="20"/></text:span><text:span text:style-name="T23">cur_contact_num++</text:span><text:span text:style-name="T7">;</text:span></text:p>
      <text:p text:style-name="P5"><text:span text:style-name="T6"><text:s text:c="16"/></text:span><text:span text:style-name="T23">}</text:span></text:p>
      <text:p text:style-name="P5"><text:s text:c="16"/><text:span text:style-name="T23">lock.</text:span><text:span text:style-name="T22">unlock</text:span><text:span text:style-name="T23">()</text:span><text:span text:style-name="T7">;</text:span></text:p>
      <text:p text:style-name="P5"><text:span text:style-name="T6"><text:s text:c="12"/></text:span><text:span text:style-name="T23">}</text:span></text:p>
      <text:p text:style-name="P5"><text:s text:c="8"/><text:span text:style-name="T23">}</text:span></text:p>
      <text:p text:style-name="P5"><text:s text:c="8"/><text:span text:style-name="T23">__syncthreads()</text:span><text:span text:style-name="T7">;</text:span></text:p>
      <text:p text:style-name="P5"><text:span text:style-name="T6"><text:s text:c="4"/></text:span><text:span text:style-name="T23">}</text:span></text:p>
      <text:p text:style-name="P5"><text:s text:c="8"/><text:span text:style-name="T7">if </text:span><text:span text:style-name="T23">(tid==</text:span><text:span text:style-name="T20">0</text:span><text:span text:style-name="T23">){</text:span></text:p>
      <text:p text:style-name="P5"><text:s text:c="12"/><text:span text:style-name="T23">res[bid*threads_per_block]=cur_contact_num</text:span><text:span text:style-name="T7">;</text:span></text:p>
      <text:p text:style-name="P5"><text:span text:style-name="T6"><text:s text:c="8"/></text:span><text:span text:style-name="T23">}</text:span></text:p>
      <text:p text:style-name="P5"><text:s text:c="8"/><text:span text:style-name="T7">if</text:span><text:span text:style-name="T23">(tid&lt;cur_contact_num &amp;&amp; tid&lt;threads_per_block-</text:span><text:span text:style-name="T20">1</text:span><text:span text:style-name="T23">)</text:span></text:p>
      <text:p text:style-name="P5"><text:s text:c="12"/><text:span text:style-name="T23">res[gid+</text:span><text:span text:style-name="T20">1</text:span><text:span text:style-name="T23">]=contacted[tid]</text:span><text:span text:style-name="T7">;</text:span></text:p>
      <text:p text:style-name="P10">}</text:p>
      <text:p text:style-name="P12">方案二：</text:p>
      <text:p text:style-name="P12"><text:tab/>一个block里的每一个线程负责一个物体a的三角形与物体b所有三角形的碰撞检测。假设一个block里有<text:span text:style-name="T25">threads_per_block个线程，那么一个block需加载这么多个相应物体a的三角形，以及每一次pass需要加载相同个数的物体b的三角形。但是每次加载的threads_per_block个物体b的三角形，每一个物体a的三角形都需要用到，所以可以将这部分三角形存到shared内存中。</text:span></text:p>
      <text:p text:style-name="P13"><text:tab/>对于<text:span text:style-name="T25">threads_per_block个物体a和物体b的三角形，每一个物体a的三角形需要与这部分物体b的三角形进行碰撞检测，这可以通过一个循环配对实现:</text:span></text:p>
      <text:p text:style-name="P13"><text:span text:style-name="T25"><text:tab/>第i次，三角形a(j)与三角形b((j+i)%threads_per_block)进行配对检测，只需要进行threads_per_block次即可，然后进行下一次的pass，其余部分与方案一相同。</text:span></text:p>
      <text:p text:style-name="P2"><text:span text:style-name="T6"/></text:p>
      <text:p text:style-name="P6"><text:span text:style-name="T6"><text:s text:c="4"/></text:span><text:span text:style-name="T4">__global__ </text:span><text:span text:style-name="T8">void </text:span><text:span text:style-name="T11">cuTriContactDetect_v1</text:span><text:span text:style-name="T24">(</text:span><text:span text:style-name="T15">tri3f</text:span><text:span text:style-name="T24">* a_tris</text:span><text:span text:style-name="T8">,</text:span><text:span text:style-name="T15">tri3f</text:span><text:span text:style-name="T24">* b_tris</text:span><text:span text:style-name="T8">,</text:span><text:span text:style-name="T6"> <text:s text:c="9"/></text:span></text:p>
      <text:p text:style-name="P6"><text:span text:style-name="T6"><text:s text:c="14"/><text:tab/><text:tab/><text:tab/><text:tab/> <text:s/></text:span><text:span text:style-name="T14">vec3f</text:span><text:span text:style-name="T23">* a_vtxs</text:span><text:span text:style-name="T7">,</text:span><text:span text:style-name="T14">vec3f</text:span><text:span text:style-name="T23">* b_vtxs</text:span><text:span text:style-name="T7">,</text:span></text:p>
      <text:p text:style-name="P5"><text:span text:style-name="T6"><text:s text:c="38"/></text:span><text:span text:style-name="T18">uint </text:span><text:span text:style-name="T23">a_tris_num</text:span><text:span text:style-name="T7">, </text:span><text:span text:style-name="T18">uint </text:span><text:span text:style-name="T23">b_tris_num</text:span><text:span text:style-name="T7">,</text:span></text:p>
      <text:p text:style-name="P5"><text:span text:style-name="T6"><text:s text:c="38"/></text:span><text:span text:style-name="T18">uint</text:span><text:span text:style-name="T23">* res)</text:span></text:p>
      <text:p text:style-name="P1">{</text:p>
      <text:p text:style-name="P5"><text:s text:c="4"/><text:span text:style-name="T3">__shared__ </text:span><text:span text:style-name="T18">uint </text:span><text:span text:style-name="T23">contact_num[threads_per_block]</text:span><text:span text:style-name="T7">;</text:span></text:p>
      <text:p text:style-name="P5"><text:span text:style-name="T6"><text:s text:c="4"/></text:span><text:span text:style-name="T3">__shared__ </text:span><text:span text:style-name="T18">uint </text:span><text:span text:style-name="T23">contacted[threads_per_block][</text:span><text:span text:style-name="T20">8</text:span><text:span text:style-name="T23">]</text:span><text:span text:style-name="T7">;</text:span></text:p>
      <text:p text:style-name="P5"><text:soft-page-break/><text:span text:style-name="T6"><text:s text:c="4"/></text:span><text:span text:style-name="T18">uint32_t </text:span><text:span text:style-name="T23">gid=threadIdx.</text:span><text:span text:style-name="T21">x</text:span><text:span text:style-name="T23">+blockIdx.</text:span><text:span text:style-name="T21">x</text:span><text:span text:style-name="T23">*blockDim.</text:span><text:span text:style-name="T21">x</text:span><text:span text:style-name="T7">;</text:span></text:p>
      <text:p text:style-name="P5"><text:span text:style-name="T6"><text:s text:c="4"/></text:span><text:span text:style-name="T18">uint32_t </text:span><text:span text:style-name="T23">bid=blockIdx.</text:span><text:span text:style-name="T21">x</text:span><text:span text:style-name="T7">;</text:span></text:p>
      <text:p text:style-name="P5"><text:span text:style-name="T6"><text:s text:c="4"/></text:span><text:span text:style-name="T18">uint32_t </text:span><text:span text:style-name="T23">tid=threadIdx.</text:span><text:span text:style-name="T21">x</text:span><text:span text:style-name="T7">;</text:span></text:p>
      <text:p text:style-name="P5"><text:span text:style-name="T6"><text:s text:c="4"/></text:span><text:span text:style-name="T18">uint32_t </text:span><text:span text:style-name="T23">pass=(b_tris_num+threads_per_block-</text:span><text:span text:style-name="T20">1</text:span><text:span text:style-name="T23">)/threads_per_block</text:span><text:span text:style-name="T7">;</text:span></text:p>
      <text:p text:style-name="P5"><text:span text:style-name="T6"><text:s text:c="4"/></text:span><text:span text:style-name="T27">//read a tris from global memory</text:span></text:p>
      <text:p text:style-name="P5"><text:span text:style-name="T26"><text:s text:c="4"/></text:span><text:span text:style-name="T14">tri3f </text:span><text:span text:style-name="T23">a_tri_id=a_tris[gid]</text:span><text:span text:style-name="T7">;</text:span></text:p>
      <text:p text:style-name="P5"><text:span text:style-name="T6"><text:s text:c="4"/></text:span><text:span text:style-name="T14">vec3f </text:span><text:span text:style-name="T23">a_vtx_0=a_vtxs[a_tri_id.</text:span><text:span text:style-name="T22">id0</text:span><text:span text:style-name="T23">()]</text:span><text:span text:style-name="T7">;</text:span></text:p>
      <text:p text:style-name="P5"><text:span text:style-name="T6"><text:s text:c="4"/></text:span><text:span text:style-name="T14">vec3f </text:span><text:span text:style-name="T23">a_vtx_1=a_vtxs[a_tri_id.</text:span><text:span text:style-name="T22">id1</text:span><text:span text:style-name="T23">()]</text:span><text:span text:style-name="T7">;</text:span></text:p>
      <text:p text:style-name="P5"><text:span text:style-name="T6"><text:s text:c="4"/></text:span><text:span text:style-name="T14">vec3f </text:span><text:span text:style-name="T23">a_vtx_2=a_vtxs[a_tri_id.</text:span><text:span text:style-name="T22">id2</text:span><text:span text:style-name="T23">()]</text:span><text:span text:style-name="T7">;</text:span></text:p>
      <text:p text:style-name="P5"><text:span text:style-name="T6"><text:s text:c="4"/></text:span><text:span text:style-name="T23">contact_num[tid]=</text:span><text:span text:style-name="T20">0</text:span><text:span text:style-name="T7">;</text:span></text:p>
      <text:p text:style-name="P5"><text:span text:style-name="T6"><text:s text:c="4"/></text:span><text:span text:style-name="T23">__syncthreads()</text:span><text:span text:style-name="T7">;</text:span></text:p>
      <text:p text:style-name="P5"><text:span text:style-name="T6"><text:s text:c="4"/></text:span><text:span text:style-name="T7">for</text:span><text:span text:style-name="T23">(</text:span><text:span text:style-name="T18">uint32_t </text:span><text:span text:style-name="T23">i=</text:span><text:span text:style-name="T20">0</text:span><text:span text:style-name="T7">;</text:span><text:span text:style-name="T23">i&lt;pass</text:span><text:span text:style-name="T7">;</text:span><text:span text:style-name="T23">i++){</text:span></text:p>
      <text:p text:style-name="P5"><text:s text:c="8"/><text:span text:style-name="T18">uint </text:span><text:span text:style-name="T23">pass_t=i*threads_per_block</text:span><text:span text:style-name="T7">;</text:span></text:p>
      <text:p text:style-name="P5"><text:span text:style-name="T6"><text:s text:c="8"/></text:span><text:span text:style-name="T18">uint </text:span><text:span text:style-name="T23">idx=tid+pass_t</text:span><text:span text:style-name="T7">;</text:span></text:p>
      <text:p text:style-name="P5"><text:span text:style-name="T6"><text:s text:c="8"/></text:span><text:span text:style-name="T3">__shared__ </text:span><text:span text:style-name="T7">double </text:span><text:span text:style-name="T23">cache_b_tris[threads_per_block][</text:span><text:span text:style-name="T20">9</text:span><text:span text:style-name="T23">]</text:span><text:span text:style-name="T7">;</text:span></text:p>
      <text:p text:style-name="P5"><text:span text:style-name="T6"><text:s text:c="8"/></text:span><text:span text:style-name="T14">tri3f </text:span><text:span text:style-name="T23">b_tri_id=b_tris[idx]</text:span><text:span text:style-name="T7">;</text:span></text:p>
      <text:p text:style-name="P5"><text:span text:style-name="T6"><text:s text:c="8"/></text:span><text:span text:style-name="T14">vec3f </text:span><text:span text:style-name="T23">b_vtx_0=b_vtxs[b_tri_id.</text:span><text:span text:style-name="T22">id0</text:span><text:span text:style-name="T23">()]</text:span><text:span text:style-name="T7">;</text:span></text:p>
      <text:p text:style-name="P5"><text:span text:style-name="T6"><text:s text:c="8"/></text:span><text:span text:style-name="T14">vec3f </text:span><text:span text:style-name="T23">b_vtx_1=b_vtxs[b_tri_id.</text:span><text:span text:style-name="T22">id1</text:span><text:span text:style-name="T23">()]</text:span><text:span text:style-name="T7">;</text:span></text:p>
      <text:p text:style-name="P5"><text:span text:style-name="T6"><text:s text:c="8"/></text:span><text:span text:style-name="T14">vec3f </text:span><text:span text:style-name="T23">b_vtx_2=b_vtxs[b_tri_id.</text:span><text:span text:style-name="T22">id2</text:span><text:span text:style-name="T23">()]</text:span><text:span text:style-name="T7">;</text:span></text:p>
      <text:p text:style-name="P7"><text:span text:style-name="T6"><text:s text:c="8"/></text:span><text:span text:style-name="T23">cache_b_tris[tid][</text:span><text:span text:style-name="T20">0</text:span><text:span text:style-name="T23">]=b_vtx_0.</text:span><text:span text:style-name="T21">x</text:span><text:span text:style-name="T7">;</text:span></text:p>
      <text:p text:style-name="P7"><text:span text:style-name="T7"><text:tab/></text:span><text:span text:style-name="T23">cache_b_tris[tid][</text:span><text:span text:style-name="T20">1</text:span><text:span text:style-name="T23">]=b_vtx_0.</text:span><text:span text:style-name="T21">y</text:span><text:span text:style-name="T7">;</text:span></text:p>
      <text:p text:style-name="P7"><text:span text:style-name="T7"><text:tab/></text:span><text:span text:style-name="T23">cache_b_tris[tid][</text:span><text:span text:style-name="T20">2</text:span><text:span text:style-name="T23">]=b_vtx_0.</text:span><text:span text:style-name="T21">z</text:span><text:span text:style-name="T7">;</text:span></text:p>
      <text:p text:style-name="P7"><text:span text:style-name="T6"><text:s text:c="8"/></text:span><text:span text:style-name="T23">cache_b_tris[tid][</text:span><text:span text:style-name="T20">3</text:span><text:span text:style-name="T23">]=b_vtx_1.</text:span><text:span text:style-name="T21">x</text:span><text:span text:style-name="T7">;</text:span></text:p>
      <text:p text:style-name="P7"><text:span text:style-name="T7"><text:tab/></text:span><text:span text:style-name="T23">cache_b_tris[tid][</text:span><text:span text:style-name="T20">4</text:span><text:span text:style-name="T23">]=b_vtx_1.</text:span><text:span text:style-name="T21">y</text:span><text:span text:style-name="T7">;</text:span></text:p>
      <text:p text:style-name="P7"><text:span text:style-name="T7"><text:tab/></text:span><text:span text:style-name="T23">cache_b_tris[tid][</text:span><text:span text:style-name="T20">5</text:span><text:span text:style-name="T23">]=b_vtx_1.</text:span><text:span text:style-name="T21">z</text:span><text:span text:style-name="T7">;</text:span></text:p>
      <text:p text:style-name="P7"><text:span text:style-name="T6"><text:s text:c="8"/></text:span><text:span text:style-name="T23">cache_b_tris[tid][</text:span><text:span text:style-name="T20">6</text:span><text:span text:style-name="T23">]=b_vtx_2.</text:span><text:span text:style-name="T21">x</text:span><text:span text:style-name="T7">;</text:span></text:p>
      <text:p text:style-name="P7"><text:span text:style-name="T7"><text:tab/></text:span><text:span text:style-name="T23">cache_b_tris[tid][</text:span><text:span text:style-name="T20">7</text:span><text:span text:style-name="T23">]=b_vtx_2.</text:span><text:span text:style-name="T21">y</text:span><text:span text:style-name="T7">;</text:span></text:p>
      <text:p text:style-name="P7"><text:span text:style-name="T7"><text:tab/></text:span><text:span text:style-name="T23">cache_b_tris[tid][</text:span><text:span text:style-name="T20">8</text:span><text:span text:style-name="T23">]=b_vtx_2.</text:span><text:span text:style-name="T21">z</text:span><text:span text:style-name="T7">;</text:span></text:p>
      <text:p text:style-name="P5"><text:span text:style-name="T6"><text:s text:c="8"/></text:span><text:span text:style-name="T7">for</text:span><text:span text:style-name="T23">(</text:span><text:span text:style-name="T18">uint32_t </text:span><text:span text:style-name="T23">j=</text:span><text:span text:style-name="T20">0</text:span><text:span text:style-name="T7">;</text:span><text:span text:style-name="T23">j&lt;threads_per_block</text:span><text:span text:style-name="T7">;</text:span><text:span text:style-name="T23">j++){</text:span></text:p>
      <text:p text:style-name="P5"><text:s text:c="12"/><text:span text:style-name="T18">uint32_t </text:span><text:span text:style-name="T23">idx_=(tid+j)%threads_per_block</text:span><text:span text:style-name="T7">;</text:span></text:p>
      <text:p text:style-name="P5"><text:span text:style-name="T6"><text:s text:c="12"/></text:span><text:span text:style-name="T14">vec3f </text:span><text:span text:style-name="T23">b_vtx_0_{cache_b_tris[idx_][</text:span><text:span text:style-name="T20">0</text:span><text:span text:style-name="T23">]</text:span><text:span text:style-name="T7">,</text:span><text:span text:style-name="T23">cache_b_tris[idx_][</text:span><text:span text:style-name="T20">1</text:span><text:span text:style-name="T23">]</text:span><text:span text:style-name="T7">,</text:span><text:span text:style-name="T23">cache_b_tris[idx_][</text:span><text:span text:style-name="T20">2</text:span><text:span text:style-name="T23">]}</text:span><text:span text:style-name="T7">;</text:span></text:p>
      <text:p text:style-name="P5"><text:span text:style-name="T6"><text:s text:c="12"/></text:span><text:span text:style-name="T14">vec3f </text:span><text:span text:style-name="T23">b_vtx_1_{cache_b_tris[idx_][</text:span><text:span text:style-name="T20">3</text:span><text:span text:style-name="T23">]</text:span><text:span text:style-name="T7">,</text:span><text:span text:style-name="T23">cache_b_tris[idx_][</text:span><text:span text:style-name="T20">4</text:span><text:span text:style-name="T23">]</text:span><text:span text:style-name="T7">,</text:span><text:span text:style-name="T23">cache_b_tris[idx_][</text:span><text:span text:style-name="T20">5</text:span><text:span text:style-name="T23">]}</text:span><text:span text:style-name="T7">;</text:span></text:p>
      <text:p text:style-name="P5"><text:span text:style-name="T6"><text:s text:c="12"/></text:span><text:span text:style-name="T14">vec3f </text:span><text:span text:style-name="T23">b_vtx_2_{cache_b_tris[idx_][</text:span><text:span text:style-name="T20">6</text:span><text:span text:style-name="T23">]</text:span><text:span text:style-name="T7">,</text:span><text:span text:style-name="T23">cache_b_tris[idx_][</text:span><text:span text:style-name="T20">7</text:span><text:span text:style-name="T23">]</text:span><text:span text:style-name="T7">,</text:span><text:span text:style-name="T23">cache_b_tris[idx_][</text:span><text:span text:style-name="T20">8</text:span><text:span text:style-name="T23">]}</text:span><text:span text:style-name="T7">;</text:span></text:p>
      <text:p text:style-name="P5"><text:span text:style-name="T6"><text:s text:c="12"/></text:span><text:span text:style-name="T7">if</text:span><text:span text:style-name="T23">(</text:span><text:span text:style-name="T22">cuTriContact</text:span><text:span text:style-name="T23">(a_vtx_0</text:span><text:span text:style-name="T7">,</text:span><text:span text:style-name="T23">a_vtx_1</text:span><text:span text:style-name="T7">,</text:span><text:span text:style-name="T23">a_vtx_2</text:span><text:span text:style-name="T7">,</text:span><text:span text:style-name="T23">b_vtx_0_</text:span><text:span text:style-name="T7">,</text:span><text:span text:style-name="T23">b_vtx_1_</text:span><text:span text:style-name="T7">,</text:span><text:span text:style-name="T23">b_vtx_2_)){</text:span></text:p>
      <text:p text:style-name="P5"><text:s text:c="16"/><text:span text:style-name="T23">contacted[tid][contact_num[tid]++]=pass_t+idx_</text:span><text:span text:style-name="T7">;</text:span></text:p>
      <text:p text:style-name="P5"><text:span text:style-name="T6"><text:s text:c="12"/></text:span><text:span text:style-name="T23">}</text:span></text:p>
      <text:p text:style-name="P5"><text:s text:c="12"/><text:span text:style-name="T27">//no need sync?</text:span></text:p>
      <text:p text:style-name="P5"><text:span text:style-name="T26"><text:s text:c="8"/></text:span><text:span text:style-name="T23">}</text:span></text:p>
      <text:p text:style-name="P5"><text:s text:c="8"/><text:span text:style-name="T23">__syncthreads()</text:span><text:span text:style-name="T7">;</text:span></text:p>
      <text:p text:style-name="P5"><text:span text:style-name="T6"><text:s text:c="4"/></text:span><text:span text:style-name="T23">}</text:span></text:p>
      <text:p text:style-name="P5"><text:s text:c="4"/><text:span text:style-name="T23">res[gid*threads_per_block]=contact_num[tid]</text:span><text:span text:style-name="T7">;</text:span></text:p>
      <text:p text:style-name="P5"><text:span text:style-name="T6"><text:s text:c="4"/></text:span><text:span text:style-name="T7">for</text:span><text:span text:style-name="T23">(</text:span><text:span text:style-name="T18">uint32_t </text:span><text:span text:style-name="T23">i=</text:span><text:span text:style-name="T20">0</text:span><text:span text:style-name="T7">;</text:span><text:span text:style-name="T23">i&lt;contact_num[tid]</text:span><text:span text:style-name="T7">;</text:span><text:span text:style-name="T23">i++){</text:span></text:p>
      <text:p text:style-name="P5"><text:s text:c="8"/><text:span text:style-name="T23">res[gid*threads_per_block+i+</text:span><text:span text:style-name="T20">1</text:span><text:span text:style-name="T23">]=contacted[tid][i]</text:span><text:span text:style-name="T7">;</text:span></text:p>
      <text:p text:style-name="P5"><text:span text:style-name="T6"><text:s text:c="4"/></text:span><text:span text:style-name="T23">}</text:span></text:p>
      <text:p text:style-name="P10">}</text:p>
      <text:p text:style-name="P13">方案三：</text:p>
      <text:p text:style-name="P13"><text:soft-page-break/><text:tab/>方案一和方案二都是以顶点数据和顶点索引的形式存储三角形，这样子可以减少重复顶点的冗余存储，但是每次访问三角形的顶点数据时，都需要先获得三个顶点每个的索引，然后根据索引获取实际顶点数据，相当于多了一倍的全局内存访问时间，因此可以只存储顶点数据，减少访问全局内存的时间，但是相应的内存需求或增大。该方案其他思路没有变化，最后实验发现时间也基本相同。</text:p>
      <text:p text:style-name="P13">物体自碰撞</text:p>
      <text:p text:style-name="P13">方案一：</text:p>
      <text:p text:style-name="P13"><text:tab/>总体上思路与物体间碰撞方案一的思路类似，唯一不同的是一个三角形如果与所有三角形都进行碰撞检测，那么就会多一次重复测试，所以对于每个三角形，只与比它序号大的三角形进行碰撞检测即可。</text:p>
      <text:p text:style-name="P2"/>
      <text:p text:style-name="P4"><text:span text:style-name="T5">__global__ </text:span><text:span text:style-name="T9">void </text:span><text:span text:style-name="T12">cuTriContactDetect_self_v0</text:span><text:span text:style-name="T1">(</text:span><text:span text:style-name="T16">tri3f</text:span><text:span text:style-name="T1">* a_tris</text:span><text:span text:style-name="T9">,</text:span><text:span text:style-name="T16">vec3f</text:span><text:span text:style-name="T1">* a_vtxs</text:span><text:span text:style-name="T9">,</text:span><text:span text:style-name="T19">uint </text:span><text:span text:style-name="T1">a_tris_num</text:span><text:span text:style-name="T9">,</text:span><text:span text:style-name="T19">uint</text:span><text:span text:style-name="T1">* res)</text:span></text:p>
      <text:p text:style-name="P1">{</text:p>
      <text:p text:style-name="P5"><text:s text:c="4"/><text:span text:style-name="T3">__shared__ </text:span><text:span text:style-name="T18">uint </text:span><text:span text:style-name="T23">contact_num</text:span><text:span text:style-name="T7">;</text:span></text:p>
      <text:p text:style-name="P5"><text:span text:style-name="T6"><text:s text:c="4"/></text:span><text:span text:style-name="T3">__shared__ </text:span><text:span text:style-name="T18">uint </text:span><text:span text:style-name="T23">contacted[MAX_CONTACT_NUM]</text:span><text:span text:style-name="T7">;</text:span></text:p>
      <text:p text:style-name="P5"><text:span text:style-name="T6"><text:s text:c="4"/></text:span><text:span text:style-name="T3">__shared__ </text:span><text:span text:style-name="T14">Lock </text:span><text:span text:style-name="T23">lock</text:span><text:span text:style-name="T7">;</text:span></text:p>
      <text:p text:style-name="P5"><text:span text:style-name="T6"><text:s text:c="4"/></text:span><text:span text:style-name="T18">uint32_t </text:span><text:span text:style-name="T23">gid=threadIdx.</text:span><text:span text:style-name="T21">x</text:span><text:span text:style-name="T23">+blockIdx.</text:span><text:span text:style-name="T21">x</text:span><text:span text:style-name="T23">*blockDim.</text:span><text:span text:style-name="T21">x</text:span><text:span text:style-name="T7">;</text:span></text:p>
      <text:p text:style-name="P5"><text:span text:style-name="T6"><text:s text:c="4"/></text:span><text:span text:style-name="T18">uint32_t </text:span><text:span text:style-name="T23">bid=blockIdx.</text:span><text:span text:style-name="T21">x</text:span><text:span text:style-name="T7">;</text:span></text:p>
      <text:p text:style-name="P5"><text:span text:style-name="T6"><text:s text:c="4"/></text:span><text:span text:style-name="T18">uint32_t </text:span><text:span text:style-name="T23">tid=threadIdx.</text:span><text:span text:style-name="T21">x</text:span><text:span text:style-name="T7">;</text:span></text:p>
      <text:p text:style-name="P8">// <text:s text:c="3"/>printf("kernel\n");</text:p>
      <text:p text:style-name="P5"><text:span text:style-name="T26"><text:s text:c="4"/></text:span><text:span text:style-name="T14">tri3f </text:span><text:span text:style-name="T23">a_tri_id=a_tris[bid]</text:span><text:span text:style-name="T7">;</text:span></text:p>
      <text:p text:style-name="P5"><text:span text:style-name="T6"><text:s text:c="4"/></text:span><text:span text:style-name="T14">vec3f </text:span><text:span text:style-name="T23">a_vtx_0=a_vtxs[a_tri_id.</text:span><text:span text:style-name="T22">id0</text:span><text:span text:style-name="T23">()]</text:span><text:span text:style-name="T7">;</text:span></text:p>
      <text:p text:style-name="P5"><text:span text:style-name="T6"><text:s text:c="4"/></text:span><text:span text:style-name="T14">vec3f </text:span><text:span text:style-name="T23">a_vtx_1=a_vtxs[a_tri_id.</text:span><text:span text:style-name="T22">id1</text:span><text:span text:style-name="T23">()]</text:span><text:span text:style-name="T7">;</text:span></text:p>
      <text:p text:style-name="P5"><text:span text:style-name="T6"><text:s text:c="4"/></text:span><text:span text:style-name="T14">vec3f </text:span><text:span text:style-name="T23">a_vtx_2=a_vtxs[a_tri_id.</text:span><text:span text:style-name="T22">id2</text:span><text:span text:style-name="T23">()]</text:span><text:span text:style-name="T7">;</text:span></text:p>
      <text:p text:style-name="P5"><text:span text:style-name="T6"><text:s text:c="4"/></text:span><text:span text:style-name="T7">if</text:span><text:span text:style-name="T23">(tid==</text:span><text:span text:style-name="T20">0</text:span><text:span text:style-name="T23">){</text:span></text:p>
      <text:p text:style-name="P5"><text:s text:c="8"/><text:span text:style-name="T23">contact_num=</text:span><text:span text:style-name="T20">0</text:span><text:span text:style-name="T7">;</text:span></text:p>
      <text:p text:style-name="P5"><text:span text:style-name="T6"><text:s text:c="8"/></text:span><text:span text:style-name="T23">lock.</text:span><text:span text:style-name="T22">init</text:span><text:span text:style-name="T23">()</text:span><text:span text:style-name="T7">;</text:span><text:span text:style-name="T27">//</text:span><text:span text:style-name="T28">不能多次初始化</text:span></text:p>
      <text:p text:style-name="P5"><text:span text:style-name="T26"><text:s text:c="4"/></text:span><text:span text:style-name="T23">}</text:span></text:p>
      <text:p text:style-name="P5"><text:s text:c="4"/><text:span text:style-name="T18">uint32_t </text:span><text:span text:style-name="T23">pass=(a_tris_num+threads_per_block-</text:span><text:span text:style-name="T20">1</text:span><text:span text:style-name="T23">)/threads_per_block</text:span><text:span text:style-name="T7">;</text:span></text:p>
      <text:p text:style-name="P5"><text:span text:style-name="T6"><text:s text:c="4"/></text:span><text:span text:style-name="T23">__syncthreads()</text:span><text:span text:style-name="T7">;</text:span></text:p>
      <text:p text:style-name="P5"><text:span text:style-name="T6"><text:s text:c="4"/></text:span><text:span text:style-name="T7">for</text:span><text:span text:style-name="T23">(</text:span><text:span text:style-name="T18">uint32_t </text:span><text:span text:style-name="T23">i=bid/threads_per_block</text:span><text:span text:style-name="T7">;</text:span><text:span text:style-name="T23">i&lt;pass</text:span><text:span text:style-name="T7">;</text:span><text:span text:style-name="T23">i++){</text:span></text:p>
      <text:p text:style-name="P5"><text:s text:c="8"/><text:span text:style-name="T18">uint32_t </text:span><text:span text:style-name="T23">idx=tid+i*threads_per_block</text:span><text:span text:style-name="T7">;</text:span></text:p>
      <text:p text:style-name="P5"><text:span text:style-name="T6"><text:s text:c="8"/></text:span><text:span text:style-name="T7">if</text:span><text:span text:style-name="T23">(idx&gt;bid &amp;&amp; idx&lt;a_tris_num){</text:span></text:p>
      <text:p text:style-name="P5"><text:s text:c="12"/><text:span text:style-name="T14">tri3f </text:span><text:span text:style-name="T23">a_tri_id_=a_tris[idx]</text:span><text:span text:style-name="T7">;</text:span></text:p>
      <text:p text:style-name="P5"><text:span text:style-name="T6"><text:s text:c="12"/></text:span><text:span text:style-name="T7">if</text:span><text:span text:style-name="T23">(!</text:span><text:span text:style-name="T22">cuTriAdjacent</text:span><text:span text:style-name="T23">(a_tri_id</text:span><text:span text:style-name="T7">,</text:span><text:span text:style-name="T23">a_tri_id_)){</text:span></text:p>
      <text:p text:style-name="P5"><text:s text:c="16"/><text:span text:style-name="T14">vec3f </text:span><text:span text:style-name="T23">a_vtx_0_=a_vtxs[a_tri_id_.</text:span><text:span text:style-name="T22">id0</text:span><text:span text:style-name="T23">()]</text:span><text:span text:style-name="T7">;</text:span></text:p>
      <text:p text:style-name="P5"><text:span text:style-name="T6"><text:s text:c="16"/></text:span><text:span text:style-name="T14">vec3f </text:span><text:span text:style-name="T23">a_vtx_1_=a_vtxs[a_tri_id_.</text:span><text:span text:style-name="T22">id1</text:span><text:span text:style-name="T23">()]</text:span><text:span text:style-name="T7">;</text:span></text:p>
      <text:p text:style-name="P5"><text:span text:style-name="T6"><text:s text:c="16"/></text:span><text:span text:style-name="T14">vec3f </text:span><text:span text:style-name="T23">a_vtx_2_=a_vtxs[a_tri_id_.</text:span><text:span text:style-name="T22">id2</text:span><text:span text:style-name="T23">()]</text:span><text:span text:style-name="T7">;</text:span></text:p>
      <text:p text:style-name="P5"><text:span text:style-name="T6"><text:s text:c="16"/></text:span><text:span text:style-name="T7">if</text:span><text:span text:style-name="T23">(</text:span><text:span text:style-name="T22">cuTriContact</text:span><text:span text:style-name="T23">(a_vtx_0</text:span><text:span text:style-name="T7">,</text:span><text:span text:style-name="T23">a_vtx_1</text:span><text:span text:style-name="T7">,</text:span><text:span text:style-name="T23">a_vtx_2</text:span><text:span text:style-name="T7">,</text:span><text:span text:style-name="T23">a_vtx_0_</text:span><text:span text:style-name="T7">,</text:span><text:span text:style-name="T23">a_vtx_1_</text:span><text:span text:style-name="T7">,</text:span><text:span text:style-name="T23">a_vtx_2_)){</text:span></text:p>
      <text:p text:style-name="P5"><text:s text:c="20"/><text:span text:style-name="T23">lock.</text:span><text:span text:style-name="T22">lock</text:span><text:span text:style-name="T23">()</text:span><text:span text:style-name="T7">;</text:span></text:p>
      <text:p text:style-name="P5"><text:span text:style-name="T6"><text:s text:c="20"/></text:span><text:span text:style-name="T7">if</text:span><text:span text:style-name="T23">(contact_num&lt;MAX_CONTACT_NUM){</text:span></text:p>
      <text:p text:style-name="P5"><text:s text:c="24"/><text:span text:style-name="T23">contacted[contact_num]=idx</text:span><text:span text:style-name="T7">;</text:span></text:p>
      <text:p text:style-name="P5"><text:span text:style-name="T6"><text:s text:c="24"/></text:span><text:span text:style-name="T23">contact_num++</text:span><text:span text:style-name="T7">;</text:span></text:p>
      <text:p text:style-name="P5"><text:span text:style-name="T6"><text:s text:c="20"/></text:span><text:span text:style-name="T23">}</text:span></text:p>
      <text:p text:style-name="P5"><text:s text:c="20"/><text:span text:style-name="T23">lock.</text:span><text:span text:style-name="T22">unlock</text:span><text:span text:style-name="T23">()</text:span><text:span text:style-name="T7">;</text:span></text:p>
      <text:p text:style-name="P5"><text:span text:style-name="T6"><text:s text:c="16"/></text:span><text:span text:style-name="T23">}</text:span></text:p>
      <text:p text:style-name="P5"><text:s text:c="12"/><text:span text:style-name="T23">}</text:span></text:p>
      <text:p text:style-name="P5"><text:s text:c="8"/><text:span text:style-name="T23">}</text:span></text:p>
      <text:p text:style-name="P5"><text:s text:c="8"/><text:span text:style-name="T23">__syncthreads()</text:span><text:span text:style-name="T7">;</text:span></text:p>
      <text:p text:style-name="P5"><text:span text:style-name="T6"><text:s text:c="4"/></text:span><text:span text:style-name="T23">}</text:span></text:p>
      <text:p text:style-name="P5"><text:s text:c="4"/><text:span text:style-name="T7">if</text:span><text:span text:style-name="T23">(tid==</text:span><text:span text:style-name="T20">0</text:span><text:span text:style-name="T23">)</text:span></text:p>
      <text:p text:style-name="P5"><text:soft-page-break/><text:s text:c="8"/><text:span text:style-name="T23">res[bid*threads_per_block]=contact_num</text:span><text:span text:style-name="T7">;</text:span></text:p>
      <text:p text:style-name="P5"><text:span text:style-name="T6"><text:s text:c="4"/></text:span><text:span text:style-name="T7">if</text:span><text:span text:style-name="T23">(tid&lt;contact_num &amp;&amp; tid&lt;MAX_CONTACT_NUM)</text:span></text:p>
      <text:p text:style-name="P5"><text:s text:c="8"/><text:span text:style-name="T23">res[gid+</text:span><text:span text:style-name="T20">1</text:span><text:span text:style-name="T23">]=contacted[tid]</text:span><text:span text:style-name="T7">;</text:span></text:p>
      <text:p text:style-name="P10">}</text:p>
      <text:p text:style-name="P13">方案二：</text:p>
      <text:p text:style-name="P13"><text:tab/>利用bvh树进行加速。无论是利用bvh进行物体间还是物体自身碰撞检测，其实都是一样的，所以本实验只实现了旗帜自碰撞的bvh加速。普通bvh树需要在cpu使用递归建立，当然也有适用并行构建的线性bvh（lbvh），本实验因为时间原因只实现了在cpu使用递归建树。将cpu端建立的树上传到gpu端，进行并行加速，所以加速的部分主要是利用bvh树进行碰撞检测。</text:p>
      <text:p text:style-name="P13"><text:tab/>由于kernel函数中每一个线程负责一个三角形与整棵bvh的碰撞检测，因此如果使用递归，很容易造成kernel函数执行崩溃，故采用堆栈<text:span text:style-name="T29">+遍历的方法实现递归，可以保证程序不崩溃，并且提升效率。</text:span></text:p>
      <text:p text:style-name="P13"/>
      <text:p text:style-name="P2"/>
      <text:p text:style-name="P3"><text:span text:style-name="T2">__global__ </text:span><text:span text:style-name="T6">void </text:span><text:span text:style-name="T10">cuTriContactDetect_bvh_v0</text:span>(<text:span text:style-name="T13">Triangle </text:span>* tris<text:span text:style-name="T6">, </text:span><text:span text:style-name="T13">BVHNode </text:span>* root<text:span text:style-name="T6">, </text:span><text:span text:style-name="T17">uint </text:span>tris_num<text:span text:style-name="T6">, </text:span><text:span text:style-name="T17">uint</text:span>* res)</text:p>
      <text:p text:style-name="P1">{</text:p>
      <text:p text:style-name="P5"><text:s text:c="4"/><text:span text:style-name="T18">uint32_t </text:span><text:span text:style-name="T23">gid=threadIdx.</text:span><text:span text:style-name="T21">x</text:span><text:span text:style-name="T23">+blockIdx.</text:span><text:span text:style-name="T21">x</text:span><text:span text:style-name="T23">*blockDim.</text:span><text:span text:style-name="T21">x</text:span><text:span text:style-name="T7">;</text:span></text:p>
      <text:p text:style-name="P5"><text:span text:style-name="T6"><text:s text:c="4"/></text:span><text:span text:style-name="T18">uint </text:span><text:span text:style-name="T23">contact_num=</text:span><text:span text:style-name="T20">0</text:span><text:span text:style-name="T7">;</text:span></text:p>
      <text:p text:style-name="P5"><text:span text:style-name="T6"><text:s text:c="4"/></text:span><text:span text:style-name="T7">if</text:span><text:span text:style-name="T23">(gid&lt;tris_num){</text:span></text:p>
      <text:p text:style-name="P5"><text:s text:c="8"/><text:span text:style-name="T22">cuIterativeCD</text:span><text:span text:style-name="T23">(&amp;tris[gid]</text:span><text:span text:style-name="T7">,</text:span><text:span text:style-name="T23">root</text:span><text:span text:style-name="T7">,</text:span><text:span text:style-name="T23">gid</text:span><text:span text:style-name="T7">,</text:span><text:span text:style-name="T23">contact_num</text:span><text:span text:style-name="T7">,</text:span><text:span text:style-name="T23">res)</text:span><text:span text:style-name="T7">;</text:span></text:p>
      <text:p text:style-name="P5"><text:span text:style-name="T6"><text:s text:c="8"/></text:span><text:span text:style-name="T23">res[gid*threads_per_block]=contact_num</text:span><text:span text:style-name="T7">;</text:span></text:p>
      <text:p text:style-name="P5"><text:span text:style-name="T6"><text:s text:c="4"/></text:span><text:span text:style-name="T23">}</text:span></text:p>
      <text:p text:style-name="P1">}</text:p>
      <text:p text:style-name="P1"><text:span text:style-name="T2">__device__ </text:span><text:span text:style-name="T6">void </text:span><text:span text:style-name="T10">cuIterativeCD</text:span>(<text:span text:style-name="T6">const </text:span><text:span text:style-name="T13">Triangle </text:span>*tri<text:span text:style-name="T6">, const </text:span><text:span text:style-name="T13">BVHNode </text:span>*node<text:span text:style-name="T6">, </text:span><text:span text:style-name="T17">uint </text:span>gid<text:span text:style-name="T6">, </text:span><text:span text:style-name="T17">uint </text:span>&amp;contact_num<text:span text:style-name="T6">, </text:span><text:span text:style-name="T17">uint </text:span>*res)</text:p>
      <text:p text:style-name="P1">{</text:p>
      <text:p text:style-name="P5"><text:s text:c="4"/><text:span text:style-name="T14">BVHNode</text:span><text:span text:style-name="T23">* stack[</text:span><text:span text:style-name="T20">64</text:span><text:span text:style-name="T23">]</text:span><text:span text:style-name="T7">;</text:span></text:p>
      <text:p text:style-name="P5"><text:span text:style-name="T6"><text:s text:c="4"/></text:span><text:span text:style-name="T18">uint32_t </text:span><text:span text:style-name="T23">stack_pos=</text:span><text:span text:style-name="T20">0</text:span><text:span text:style-name="T7">;</text:span></text:p>
      <text:p text:style-name="P5"><text:span text:style-name="T6"><text:s text:c="4"/></text:span><text:span text:style-name="T23">stack[stack_pos++]=</text:span><text:span text:style-name="T7">nullptr;</text:span></text:p>
      <text:p text:style-name="P5"><text:span text:style-name="T6"><text:s text:c="4"/></text:span><text:span text:style-name="T14">Bound3 </text:span><text:span text:style-name="T23">bound=tri-&gt;</text:span><text:span text:style-name="T22">CuGetBound3</text:span><text:span text:style-name="T23">()</text:span><text:span text:style-name="T7">;</text:span></text:p>
      <text:p text:style-name="P5"><text:span text:style-name="T6"><text:s text:c="4"/></text:span><text:span text:style-name="T7">const </text:span><text:span text:style-name="T14">BVHNode</text:span><text:span text:style-name="T23">* _node=node</text:span><text:span text:style-name="T7">;</text:span></text:p>
      <text:p text:style-name="P5"><text:span text:style-name="T6"><text:s text:c="4"/></text:span><text:span text:style-name="T7">do</text:span><text:span text:style-name="T23">{</text:span></text:p>
      <text:p text:style-name="P8">// <text:s text:c="7"/>_node=nullptr;//ok</text:p>
      <text:p text:style-name="P5"><text:span text:style-name="T26"><text:s text:c="8"/></text:span><text:span text:style-name="T7">if</text:span><text:span text:style-name="T23">(_node-&gt;</text:span><text:span text:style-name="T22">IsLeafNode</text:span><text:span text:style-name="T23">() ){</text:span></text:p>
      <text:p text:style-name="P5"><text:s text:c="12"/><text:span text:style-name="T7">if</text:span><text:span text:style-name="T23">(_node-&gt;</text:span><text:span text:style-name="T21">object_</text:span><text:span text:style-name="T23">-&gt;</text:span><text:span text:style-name="T22">CuGetID</text:span><text:span text:style-name="T23">()&gt;tri-&gt;</text:span><text:span text:style-name="T22">CuGetID</text:span><text:span text:style-name="T23">()){</text:span></text:p>
      <text:p text:style-name="P5"><text:s text:c="16"/><text:span text:style-name="T7">auto </text:span><text:span text:style-name="T23">v_id0=tri-&gt;</text:span><text:span text:style-name="T22">CuGetTriID</text:span><text:span text:style-name="T23">()</text:span><text:span text:style-name="T7">;</text:span></text:p>
      <text:p text:style-name="P5"><text:span text:style-name="T6"><text:s text:c="16"/></text:span><text:span text:style-name="T7">auto </text:span><text:span text:style-name="T23">v_id1=_node-&gt;</text:span><text:span text:style-name="T21">object_</text:span><text:span text:style-name="T23">-&gt;</text:span><text:span text:style-name="T22">CuGetTriID</text:span><text:span text:style-name="T23">()</text:span><text:span text:style-name="T7">;</text:span></text:p>
      <text:p text:style-name="P5"><text:span text:style-name="T6"><text:s text:c="16"/></text:span><text:span text:style-name="T7">bool </text:span><text:span text:style-name="T23">is_adj=</text:span><text:span text:style-name="T7">false;</text:span></text:p>
      <text:p text:style-name="P5"><text:span text:style-name="T6"><text:s text:c="16"/></text:span><text:span text:style-name="T7">for</text:span><text:span text:style-name="T23">(</text:span><text:span text:style-name="T7">int </text:span><text:span text:style-name="T23">i=</text:span><text:span text:style-name="T20">0</text:span><text:span text:style-name="T7">;</text:span><text:span text:style-name="T23">i&lt;</text:span><text:span text:style-name="T20">3</text:span><text:span text:style-name="T7">;</text:span><text:span text:style-name="T23">i++)</text:span></text:p>
      <text:p text:style-name="P5"><text:s text:c="20"/><text:span text:style-name="T7">for</text:span><text:span text:style-name="T23">(</text:span><text:span text:style-name="T7">int </text:span><text:span text:style-name="T23">j=</text:span><text:span text:style-name="T20">0</text:span><text:span text:style-name="T7">;</text:span><text:span text:style-name="T23">j&lt;</text:span><text:span text:style-name="T20">3</text:span><text:span text:style-name="T7">;</text:span><text:span text:style-name="T23">j++)</text:span></text:p>
      <text:p text:style-name="P5"><text:s text:c="24"/><text:span text:style-name="T7">if</text:span><text:span text:style-name="T23">(v_id0.</text:span><text:span text:style-name="T22">id</text:span><text:span text:style-name="T23">(i)==v_id1.</text:span><text:span text:style-name="T22">id</text:span><text:span text:style-name="T23">(j)){</text:span></text:p>
      <text:p text:style-name="P5"><text:s text:c="28"/><text:span text:style-name="T23">is_adj=</text:span><text:span text:style-name="T7">true;</text:span></text:p>
      <text:p text:style-name="P9"><text:s text:c="28"/><text:span text:style-name="T23">break;</text:span></text:p>
      <text:p text:style-name="P5"><text:span text:style-name="T6"><text:s text:c="24"/></text:span><text:span text:style-name="T23">}</text:span></text:p>
      <text:p text:style-name="P5"><text:s text:c="15"/><text:span text:style-name="T7">if</text:span><text:span text:style-name="T23">(!is_adj &amp;&amp; </text:span><text:span text:style-name="T22">cuTriContact</text:span><text:span text:style-name="T23">(tri-&gt;</text:span><text:span text:style-name="T22">CuV0</text:span><text:span text:style-name="T23">()</text:span><text:span text:style-name="T7">,</text:span><text:span text:style-name="T23">tri-&gt;</text:span><text:span text:style-name="T22">CuV1</text:span><text:span text:style-name="T23">()</text:span><text:span text:style-name="T7">,</text:span><text:span text:style-name="T23">tri-&gt;</text:span><text:span text:style-name="T22">CuV2</text:span><text:span text:style-name="T23">()</text:span><text:span text:style-name="T7">,</text:span><text:span text:style-name="T23">_node-&gt;</text:span><text:span text:style-name="T21">object_</text:span><text:span text:style-name="T23">-&gt;</text:span><text:span text:style-name="T22">CuV0</text:span><text:span text:style-name="T23">()</text:span><text:span text:style-name="T7">,</text:span><text:span text:style-name="T23">_node-&gt;</text:span><text:span text:style-name="T21">object_</text:span><text:span text:style-name="T23">-&gt;</text:span><text:span text:style-name="T22">CuV1</text:span><text:span text:style-name="T23">()</text:span><text:span text:style-name="T7">,</text:span><text:span text:style-name="T23">_node-&gt;</text:span><text:span text:style-name="T21">object_</text:span><text:span text:style-name="T23">-&gt;</text:span><text:span text:style-name="T22">CuV2</text:span><text:span text:style-name="T23">())){</text:span></text:p>
      <text:p text:style-name="P5"><text:s text:c="19"/><text:span text:style-name="T23">res[gid*threads_per_block+contact_num+</text:span><text:span text:style-name="T20">1</text:span><text:span text:style-name="T23">]=_node-&gt;</text:span><text:span text:style-name="T21">object_</text:span><text:span text:style-name="T23">-&gt;</text:span><text:span text:style-name="T22">CuGetID</text:span><text:span text:style-name="T23">()</text:span><text:span text:style-name="T7">;</text:span></text:p>
      <text:p text:style-name="P5"><text:span text:style-name="T6"><text:s text:c="19"/></text:span><text:span text:style-name="T23">contact_num++</text:span><text:span text:style-name="T7">;</text:span></text:p>
      <text:p text:style-name="P5"><text:span text:style-name="T6"><text:s text:c="15"/></text:span><text:span text:style-name="T23">}</text:span></text:p>
      <text:p text:style-name="P5"><text:soft-page-break/><text:s text:c="12"/><text:span text:style-name="T23">}</text:span></text:p>
      <text:p text:style-name="P5"><text:s text:c="12"/><text:span text:style-name="T23">_node=stack[--stack_pos]</text:span><text:span text:style-name="T7">;</text:span></text:p>
      <text:p text:style-name="P5"><text:span text:style-name="T6"><text:s text:c="8"/></text:span><text:span text:style-name="T23">}</text:span></text:p>
      <text:p text:style-name="P5"><text:s text:c="8"/><text:span text:style-name="T7">else</text:span><text:span text:style-name="T23">{</text:span></text:p>
      <text:p text:style-name="P5"><text:s text:c="12"/><text:span text:style-name="T7">auto </text:span><text:span text:style-name="T23">left=_node-&gt;</text:span><text:span text:style-name="T21">left_</text:span><text:span text:style-name="T7">;</text:span></text:p>
      <text:p text:style-name="P5"><text:span text:style-name="T6"><text:s text:c="12"/></text:span><text:span text:style-name="T7">auto </text:span><text:span text:style-name="T23">right=_node-&gt;</text:span><text:span text:style-name="T21">right_</text:span><text:span text:style-name="T7">;</text:span></text:p>
      <text:p text:style-name="P5"><text:span text:style-name="T6"><text:s text:c="12"/></text:span><text:span text:style-name="T7">bool </text:span><text:span text:style-name="T23">traverseL=</text:span><text:span text:style-name="T22">Insect</text:span><text:span text:style-name="T23">(bound</text:span><text:span text:style-name="T7">,</text:span><text:span text:style-name="T23">left-&gt;</text:span><text:span text:style-name="T22">GetBound3</text:span><text:span text:style-name="T23">())</text:span><text:span text:style-name="T7">;</text:span></text:p>
      <text:p text:style-name="P5"><text:span text:style-name="T6"><text:s text:c="12"/></text:span><text:span text:style-name="T7">bool </text:span><text:span text:style-name="T23">traverseR=</text:span><text:span text:style-name="T22">Insect</text:span><text:span text:style-name="T23">(bound</text:span><text:span text:style-name="T7">,</text:span><text:span text:style-name="T23">right-&gt;</text:span><text:span text:style-name="T22">GetBound3</text:span><text:span text:style-name="T23">())</text:span><text:span text:style-name="T7">;</text:span></text:p>
      <text:p text:style-name="P5"><text:span text:style-name="T6"><text:s text:c="12"/></text:span><text:span text:style-name="T23">_node=(traverseL)?left:right</text:span><text:span text:style-name="T7">;</text:span></text:p>
      <text:p text:style-name="P5"><text:span text:style-name="T6"><text:s text:c="12"/></text:span><text:span text:style-name="T7">if</text:span><text:span text:style-name="T23">(traverseL &amp;&amp; traverseR)</text:span></text:p>
      <text:p text:style-name="P5"><text:s text:c="16"/><text:span text:style-name="T23">stack[stack_pos++]=right</text:span><text:span text:style-name="T7">;</text:span></text:p>
      <text:p text:style-name="P5"><text:span text:style-name="T6"><text:s text:c="8"/></text:span><text:span text:style-name="T23">}</text:span></text:p>
      <text:p text:style-name="P5"><text:s text:c="4"/><text:span text:style-name="T23">}</text:span><text:span text:style-name="T7">while</text:span><text:span text:style-name="T23">(_node!=</text:span><text:span text:style-name="T7">nullptr</text:span><text:span text:style-name="T23">)</text:span><text:span text:style-name="T7">;</text:span></text:p>
      <text:p text:style-name="P10">}</text:p>
      <text:p text:style-name="P13">实验结果</text:p>
      <text:p text:style-name="P13">物体间碰撞检测（kneel-lowres数据）</text:p>
      <text:p text:style-name="P13">方案一：</text:p>
      <text:p text:style-name="P13">Start cd checking ...</text:p>
      <text:p text:style-name="P13">-------------------------------</text:p>
      <text:p text:style-name="P13">GPU Native(version 0):</text:p>
      <text:p text:style-name="P13"><text:tab/>GPU collision detected number is: 1083</text:p>
      <text:p text:style-name="P13"><text:tab/>GPU collision detected time used: 76 ms</text:p>
      <text:p text:style-name="P13">CPU Naive:</text:p>
      <text:p text:style-name="P13"><text:tab/>CPU collision detected number is: 1083</text:p>
      <text:p text:style-name="P13"><text:tab/>CPU collision detected time used: 360 ms</text:p>
      <text:p text:style-name="P13">-------------------------------</text:p>
      <text:p text:style-name="P13">Finish checking: 0.65377 seconds</text:p>
      <text:p text:style-name="P13"/>
      <text:p text:style-name="P13">方案二：</text:p>
      <text:p text:style-name="P13"/>
      <text:p text:style-name="P13">Start cd checking ...</text:p>
      <text:p text:style-name="P13">-------------------------------</text:p>
      <text:p text:style-name="P13">GPU Native(version 1):</text:p>
      <text:p text:style-name="P13"><text:tab/>GPU collision detected number is: 1083</text:p>
      <text:p text:style-name="P13"><text:tab/>GPU collision detected time used: 93 ms</text:p>
      <text:p text:style-name="P13">CPU Naive:</text:p>
      <text:p text:style-name="P13"><text:tab/>CPU collision detected number is: 1083</text:p>
      <text:p text:style-name="P13"><text:tab/>CPU collision detected time used: 365 ms</text:p>
      <text:p text:style-name="P13">-------------------------------</text:p>
      <text:p text:style-name="P13">Finish checking: 0.67871 seconds</text:p>
      <text:p text:style-name="P13"/>
      <text:p text:style-name="P14">方案三：</text:p>
      <text:p text:style-name="P14">Start cd checking ...</text:p>
      <text:p text:style-name="P14">-------------------------------</text:p>
      <text:p text:style-name="P14">GPU Native(version 2):</text:p>
      <text:p text:style-name="P14">GenerateTrisData</text:p>
      <text:p text:style-name="P14">obj a data generate finish...</text:p>
      <text:p text:style-name="P14">obj b data generate finish...</text:p>
      <text:p text:style-name="P14">generate tris data finish...</text:p>
      <text:p text:style-name="P14"><text:tab/>GPU collision detected number is: 1083</text:p>
      <text:p text:style-name="P14"><text:tab/>GPU collision detected time used: 82 ms</text:p>
      <text:p text:style-name="P14">CPU Naive:</text:p>
      <text:p text:style-name="P14"><text:tab/>CPU collision detected number is: 1083</text:p>
      <text:p text:style-name="P14"><text:tab/>CPU collision detected time used: 356 ms</text:p>
      <text:p text:style-name="P14"><text:soft-page-break/>-------------------------------</text:p>
      <text:p text:style-name="P14">Finish checking: 0.63098 seconds</text:p>
      <text:p text:style-name="P14">物体自碰撞：</text:p>
      <text:p text:style-name="P14">run <text:span text:style-name="T30">1：</text:span></text:p>
      <text:p text:style-name="P14">Start checking self-CD...</text:p>
      <text:p text:style-name="P14">-------------------------------</text:p>
      <text:p text:style-name="P14">CPU BVH:</text:p>
      <text:p text:style-name="P14"><text:tab/>CPU BVH build time taken: 216ms</text:p>
      <text:p text:style-name="P14"><text:tab/>CPU BVH collision detected number is: 1754</text:p>
      <text:p text:style-name="P14"><text:tab/>CPU BVH collision detection time taken: 62ms</text:p>
      <text:p text:style-name="P14">GPU BVH:</text:p>
      <text:p text:style-name="P14"><text:tab/>GPU BVH build time taken: 174ms</text:p>
      <text:p text:style-name="P14"><text:tab/>GPU collision detected number is: 1754</text:p>
      <text:p text:style-name="P14"><text:tab/>GPU collision detected time used: 7 ms</text:p>
      <text:p text:style-name="P14">GPU Naive:</text:p>
      <text:p text:style-name="P14"><text:tab/>GPU collision detected number is: 1754</text:p>
      <text:p text:style-name="P14"><text:tab/>GPU collision detected time used: 546 ms</text:p>
      <text:p text:style-name="P14">CPU Naive:</text:p>
      <text:p text:style-name="P14"><text:tab/>CPU collision detected time used: 7154 ms</text:p>
      <text:p text:style-name="P14"><text:tab/>CPU collision detected number is: 1754</text:p>
      <text:p text:style-name="P14">-------------------------------</text:p>
      <text:p text:style-name="P14">Finish checking: 8.17685 seconds</text:p>
      <text:p text:style-name="P14"/>
      <text:p text:style-name="P15">run <text:span text:style-name="T30">2：</text:span></text:p>
      <text:p text:style-name="P14"/>
      <text:p text:style-name="P14">Start checking self-CD...</text:p>
      <text:p text:style-name="P14">-------------------------------</text:p>
      <text:p text:style-name="P14">CPU BVH:</text:p>
      <text:p text:style-name="P14"><text:tab/>CPU BVH build time taken: 212ms</text:p>
      <text:p text:style-name="P14"><text:tab/>CPU BVH collision detected number is: 1754</text:p>
      <text:p text:style-name="P14"><text:tab/>CPU BVH collision detection time taken: 62ms</text:p>
      <text:p text:style-name="P14">GPU BVH:</text:p>
      <text:p text:style-name="P14"><text:tab/>GPU BVH build time taken: 91ms</text:p>
      <text:p text:style-name="P14"><text:tab/>GPU collision detected number is: 1754</text:p>
      <text:p text:style-name="P14"><text:tab/>GPU collision detected time used: 4 ms</text:p>
      <text:p text:style-name="P14">GPU Naive:</text:p>
      <text:p text:style-name="P14"><text:tab/>GPU collision detected number is: 1754</text:p>
      <text:p text:style-name="P14"><text:tab/>GPU collision detected time used: 553 ms</text:p>
      <text:p text:style-name="P14">CPU Naive:</text:p>
      <text:p text:style-name="P14"><text:tab/>CPU collision detected time used: 7465 ms</text:p>
      <text:p text:style-name="P14"><text:tab/>CPU collision detected number is: 1754</text:p>
      <text:p text:style-name="P14">-------------------------------</text:p>
      <text:p text:style-name="P14">Finish checking: 8.40536 seconds</text:p>
      <text:p text:style-name="P14"/>
      <text:p text:style-name="P14">run <text:span text:style-name="T30">3：</text:span></text:p>
      <text:p text:style-name="P14"/>
      <text:p text:style-name="P14">Start checking self-CD...</text:p>
      <text:p text:style-name="P14">-------------------------------</text:p>
      <text:p text:style-name="P14">CPU BVH:</text:p>
      <text:p text:style-name="P14"><text:tab/>CPU BVH build time taken: 211ms</text:p>
      <text:p text:style-name="P14"><text:tab/>CPU BVH collision detected number is: 1754</text:p>
      <text:p text:style-name="P14"><text:tab/>CPU BVH collision detection time taken: 61ms</text:p>
      <text:p text:style-name="P14">GPU BVH:</text:p>
      <text:p text:style-name="P14"><text:tab/>GPU BVH build time taken: 89ms</text:p>
      <text:p text:style-name="P14"><text:tab/>GPU collision detected number is: 1754</text:p>
      <text:p text:style-name="P14"><text:tab/>GPU collision detected time used: 4 ms</text:p>
      <text:p text:style-name="P14"><text:soft-page-break/>GPU Naive:</text:p>
      <text:p text:style-name="P14"><text:tab/>GPU collision detected number is: 1754</text:p>
      <text:p text:style-name="P14"><text:tab/>GPU collision detected time used: 538 ms</text:p>
      <text:p text:style-name="P14">CPU Naive:</text:p>
      <text:p text:style-name="P14"><text:tab/>CPU collision detected time used: 7616 ms</text:p>
      <text:p text:style-name="P14"><text:tab/>CPU collision detected number is: 1754</text:p>
      <text:p text:style-name="P14">-------------------------------</text:p>
      <text:p text:style-name="P14">Finish checking: 8.53671 seconds</text:p>
      <text:p text:style-name="P14"/>
      <text:p text:style-name="P14">实验结论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JP" svg:font-family="'Noto Sans CJK JP'"/>
    <style:font-face style:name="Source Code Pro" svg:font-family="'Source Code Pro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Source Code Pro1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4:24:40.029218489</meta:creation-date>
    <meta:generator>LibreOffice/6.4.6.2$Linux_X86_64 LibreOffice_project/40$Build-2</meta:generator>
    <dc:date>2020-11-17T20:11:25.504608359</dc:date>
    <meta:editing-duration>PT2M7S</meta:editing-duration>
    <meta:editing-cycles>1</meta:editing-cycles>
    <meta:document-statistic meta:table-count="0" meta:image-count="0" meta:object-count="0" meta:page-count="8" meta:paragraph-count="317" meta:word-count="2075" meta:character-count="11514" meta:non-whitespace-character-count="9275"/>
  </office:meta>
</office:document-meta>
</file>